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title_sourc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title_uri</text:p>
          </table:table-cell>
          <table:table-cell office:value-type="string" table:style-name="ce1">
            <text:p>ccodes</text:p>
          </table:table-cell>
          <table:table-cell office:value-type="string" table:style-name="ce1">
            <text:p>variants</text:p>
          </table:table-cell>
          <table:table-cell office:value-type="string" table:style-name="ce1">
            <text:p>types</text:p>
          </table:table-cell>
          <table:table-cell office:value-type="string" table:style-name="ce1">
            <text:p>aat_types</text:p>
          </table:table-cell>
          <table:table-cell office:value-type="string" table:style-name="ce1">
            <text:p>lon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geo_source</text:p>
          </table:table-cell>
          <table:table-cell office:value-type="string" table:style-name="ce1">
            <text:p>matches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parte</text:p>
          </table:table-cell>
          <table:table-cell office:value-type="string" table:style-name="ce1">
            <text:p>Carte de la Grece - Expedition de Moree - 1852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http://83.212.114.186/settlements/32633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Σπάρτη;Achilleus portus</text:p>
          </table:table-cell>
          <table:table-cell office:value-type="string" table:style-name="ce1">
            <text:p>capital of prefecture</text:p>
          </table:table-cell>
          <table:table-cell office:value-type="float" office:value="300008389" table:style-name="ce1">
            <text:p>300008389</text:p>
          </table:table-cell>
          <table:table-cell office:value-type="float" office:value="22.426300049999998" table:style-name="ce1">
            <text:p>22.42630005</text:p>
          </table:table-cell>
          <table:table-cell office:value-type="float" office:value="37.071601870000002" table:style-name="ce1">
            <text:p>37.07160187</text:p>
          </table:table-cell>
          <table:table-cell office:value-type="string" table:style-name="ce1">
            <text:p>Carte de la Grece - Expedition de Moree - 1852</text:p>
          </table:table-cell>
          <table:table-cell office:value-type="string" table:style-name="ce1">
            <text:p>http://www.wikidata.org/entity/Q2308046;http://pandektis.ekt.gr/pandektis/handle/10442/168470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alame</text:p>
          </table:table-cell>
          <table:table-cell office:value-type="string" table:style-name="ce1">
            <text:p>Carte de la Grece - Expedition de Moree - 1852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http://83.212.114.186/settlements/32634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Καλαμάτα;Kalamata;Pherae</text:p>
          </table:table-cell>
          <table:table-cell office:value-type="string" table:style-name="ce1">
            <text:p>capital of prefecture</text:p>
          </table:table-cell>
          <table:table-cell office:value-type="float" office:value="300008389" table:style-name="ce1">
            <text:p>300008389</text:p>
          </table:table-cell>
          <table:table-cell office:value-type="float" office:value="22.11039925" table:style-name="ce1">
            <text:p>22.11039925</text:p>
          </table:table-cell>
          <table:table-cell office:value-type="float" office:value="37.038501740000001" table:style-name="ce1">
            <text:p>37.03850174</text:p>
          </table:table-cell>
          <table:table-cell office:value-type="string" table:style-name="ce1">
            <text:p>Carte de la Grece - Expedition de Moree - 1852</text:p>
          </table:table-cell>
          <table:table-cell office:value-type="string" table:style-name="ce1">
            <text:p>http://www.wikidata.org/entity/Q167895;http://pandektis.ekt.gr/pandektis/handle/10442/168495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ripolis</text:p>
          </table:table-cell>
          <table:table-cell office:value-type="string" table:style-name="ce1">
            <text:p>Carte de la Grece - Expedition de Moree - 1852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http://83.212.114.186/settlements/32635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Τρίπολις</text:p>
          </table:table-cell>
          <table:table-cell office:value-type="string" table:style-name="ce1">
            <text:p>capital of prefecture</text:p>
          </table:table-cell>
          <table:table-cell office:value-type="float" office:value="300008389" table:style-name="ce1">
            <text:p>300008389</text:p>
          </table:table-cell>
          <table:table-cell office:value-type="float" office:value="22.371799469999999" table:style-name="ce1">
            <text:p>22.37179947</text:p>
          </table:table-cell>
          <table:table-cell office:value-type="float" office:value="37.508300779999999" table:style-name="ce1">
            <text:p>37.50830078</text:p>
          </table:table-cell>
          <table:table-cell office:value-type="string" table:style-name="ce1">
            <text:p>Carte de la Grece - Expedition de Moree - 1852</text:p>
          </table:table-cell>
          <table:table-cell office:value-type="string" table:style-name="ce1">
            <text:p>http://www.wikidata.org/entity/Q193409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auplie</text:p>
          </table:table-cell>
          <table:table-cell office:value-type="string" table:style-name="ce1">
            <text:p>Carte de la Grece - Expedition de Moree - 1852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http://83.212.114.186/settlements/32636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Ναύπλιον</text:p>
          </table:table-cell>
          <table:table-cell office:value-type="string" table:style-name="ce1">
            <text:p>capital of prefecture</text:p>
          </table:table-cell>
          <table:table-cell office:value-type="float" office:value="300008389" table:style-name="ce1">
            <text:p>300008389</text:p>
          </table:table-cell>
          <table:table-cell office:value-type="float" office:value="22.797100069999999" table:style-name="ce1">
            <text:p>22.79710007</text:p>
          </table:table-cell>
          <table:table-cell office:value-type="float" office:value="37.563899990000003" table:style-name="ce1">
            <text:p>37.56389999</text:p>
          </table:table-cell>
          <table:table-cell office:value-type="string" table:style-name="ce1">
            <text:p>Carte de la Grece - Expedition de Moree - 1852</text:p>
          </table:table-cell>
          <table:table-cell office:value-type="string" table:style-name="ce1">
            <text:p>http://www.wikidata.org/entity/Q202337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atras</text:p>
          </table:table-cell>
          <table:table-cell office:value-type="string" table:style-name="ce1">
            <text:p>Carte de la Grece - Expedition de Moree - 1852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http://83.212.114.186/settlements/32637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Πάτραι</text:p>
          </table:table-cell>
          <table:table-cell office:value-type="string" table:style-name="ce1">
            <text:p>capital of prefecture</text:p>
          </table:table-cell>
          <table:table-cell office:value-type="float" office:value="300008389" table:style-name="ce1">
            <text:p>300008389</text:p>
          </table:table-cell>
          <table:table-cell office:value-type="float" office:value="21.734600069999999" table:style-name="ce1">
            <text:p>21.73460007</text:p>
          </table:table-cell>
          <table:table-cell office:value-type="float" office:value="38.246299739999998" table:style-name="ce1">
            <text:p>38.24629974</text:p>
          </table:table-cell>
          <table:table-cell office:value-type="string" table:style-name="ce1">
            <text:p>Carte de la Grece - Expedition de Moree - 1852</text:p>
          </table:table-cell>
          <table:table-cell office:value-type="string" table:style-name="ce1">
            <text:p>http://www.wikidata.org/entity/Q133123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onemvasia</text:p>
          </table:table-cell>
          <table:table-cell office:value-type="string" table:style-name="ce1">
            <text:p>Carte de la Grece - Expedition de Moree - 1852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http://83.212.114.186/settlements/32638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Μονεμβασία</text:p>
          </table:table-cell>
          <table:table-cell office:value-type="string" table:style-name="ce1">
            <text:p>capital of province</text:p>
          </table:table-cell>
          <table:table-cell office:value-type="float" office:value="300008389" table:style-name="ce1">
            <text:p>300008389</text:p>
          </table:table-cell>
          <table:table-cell office:value-type="float" office:value="23.05470085" table:style-name="ce1">
            <text:p>23.05470085</text:p>
          </table:table-cell>
          <table:table-cell office:value-type="float" office:value="36.685501100000003" table:style-name="ce1">
            <text:p>36.6855011</text:p>
          </table:table-cell>
          <table:table-cell office:value-type="string" table:style-name="ce1">
            <text:p>Carte de la Grece - Expedition de Moree - 1852</text:p>
          </table:table-cell>
          <table:table-cell office:value-type="string" table:style-name="ce1">
            <text:p>http://www.wikidata.org/entity/Q654616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petzia</text:p>
          </table:table-cell>
          <table:table-cell office:value-type="string" table:style-name="ce1">
            <text:p>Carte de la Grece - Expedition de Moree - 1852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http://83.212.114.186/settlements/32639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Σπέτσαι</text:p>
          </table:table-cell>
          <table:table-cell office:value-type="string" table:style-name="ce1">
            <text:p>capital of province</text:p>
          </table:table-cell>
          <table:table-cell office:value-type="float" office:value="300008389" table:style-name="ce1">
            <text:p>300008389</text:p>
          </table:table-cell>
          <table:table-cell office:value-type="float" office:value="23.155599590000001" table:style-name="ce1">
            <text:p>23.15559959</text:p>
          </table:table-cell>
          <table:table-cell office:value-type="float" office:value="37.262401580000002" table:style-name="ce1">
            <text:p>37.26240158</text:p>
          </table:table-cell>
          <table:table-cell office:value-type="string" table:style-name="ce1">
            <text:p>Carte de la Grece - Expedition de Moree - 1852</text:p>
          </table:table-cell>
          <table:table-cell office:value-type="string" table:style-name="ce1">
            <text:p>http://www.wikidata.org/entity/Q368275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ythion</text:p>
          </table:table-cell>
          <table:table-cell office:value-type="string" table:style-name="ce1">
            <text:p>Carte de la Grece - Expedition de Moree - 1852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http://83.212.114.186/settlements/32640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Γύθειον;Marathonisi</text:p>
          </table:table-cell>
          <table:table-cell office:value-type="string" table:style-name="ce1">
            <text:p>capital of province</text:p>
          </table:table-cell>
          <table:table-cell office:value-type="float" office:value="300008389" table:style-name="ce1">
            <text:p>300008389</text:p>
          </table:table-cell>
          <table:table-cell office:value-type="float" office:value="22.56699944" table:style-name="ce1">
            <text:p>22.56699944</text:p>
          </table:table-cell>
          <table:table-cell office:value-type="float" office:value="36.75329971" table:style-name="ce1">
            <text:p>36.75329971</text:p>
          </table:table-cell>
          <table:table-cell office:value-type="string" table:style-name="ce1">
            <text:p>Carte de la Grece - Expedition de Moree - 1852</text:p>
          </table:table-cell>
          <table:table-cell office:value-type="string" table:style-name="ce1">
            <text:p>http://www.wikidata.org/entity/Q992256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istra</text:p>
          </table:table-cell>
          <table:table-cell office:value-type="string" table:style-name="ce1">
            <text:p>Carte de la Grece - Expedition de Moree - 1852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http://83.212.114.186/settlements/32641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Μυστράς</text:p>
          </table:table-cell>
          <table:table-cell office:value-type="string" table:style-name="ce1">
            <text:p>capital of province</text:p>
          </table:table-cell>
          <table:table-cell office:value-type="float" office:value="300008389" table:style-name="ce1">
            <text:p>300008389</text:p>
          </table:table-cell>
          <table:table-cell office:value-type="float" office:value="22.372999190000002" table:style-name="ce1">
            <text:p>22.37299919</text:p>
          </table:table-cell>
          <table:table-cell office:value-type="float" office:value="37.067798609999997" table:style-name="ce1">
            <text:p>37.06779861</text:p>
          </table:table-cell>
          <table:table-cell office:value-type="string" table:style-name="ce1">
            <text:p>Carte de la Grece - Expedition de Moree - 1852</text:p>
          </table:table-cell>
          <table:table-cell office:value-type="string" table:style-name="ce1">
            <text:p>http://www.wikidata.org/entity/Q19053</text:p>
          </table:table-cell>
          <table:table-cell table:number-columns-repeated="1637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karlg</meta:initial-creator>
    <dc:creator>karlg</dc:creator>
    <meta:creation-date>2020-12-26T17:38:12Z</meta:creation-date>
    <dc:date>2020-12-26T17:40:39Z</dc:date>
  </office:meta>
</office:document-meta>
</file>